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" style:family="paragraph" style:parent-style-name="Standard" style:list-style-name="L1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SIGN DOCUMENTATION</text:p>
      <text:p text:style-name="Standard">Stairway E-Hostels System design <text:s/>contains:</text:p>
      <text:list xml:id="list1078532862" text:style-name="L1">
        <text:list-item>
          <text:p text:style-name="P2">The flowchart </text:p>
        </text:list-item>
        <text:list-item>
          <text:p text:style-name="P2">The design model</text:p>
        </text:list-item>
        <text:list-item>
          <text:p text:style-name="P2">The front page design where both the student and hostel managers can login in and gain access to the various information based on their user-access level and also choose institution of their choice.</text:p>
        </text:list-item>
        <text:list-item>
          <text:p text:style-name="P2">The various hostels in the various institutions display design page,where the student gets the opportunity to view hostels in a particular institution.</text:p>
        </text:list-item>
        <text:list-item>
          <text:p text:style-name="P2">The specific hostel design page where the student views information about a particular hostel .</text:p>
        </text:list-item>
        <text:list-item>
          <text:p text:style-name="P2">The room reservation design <text:s/>page</text:p>
        </text:list-item>
        <text:list-item>
          <text:p text:style-name="P2">The confirmation design page </text:p>
        </text:list-item>
        <text:list-item>
          <text:p text:style-name="P2">The registered student <text:s/>design page where the hostel managers can view student details and other informations on the hostel reservation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ITI Student</meta:initial-creator>
    <meta:creation-date>2012-07-20T16:17:00</meta:creation-date>
    <dc:date>2012-07-23T08:58:54</dc:date>
    <dc:creator>AITI Student</dc:creator>
    <meta:editing-duration>P2DT16H10M45S</meta:editing-duration>
    <meta:editing-cycles>2</meta:editing-cycles>
    <meta:generator>LibreOffice/3.4$Linux LibreOffice_project/340m1$Build-302</meta:generator>
    <meta:document-statistic meta:table-count="0" meta:image-count="0" meta:object-count="0" meta:page-count="1" meta:paragraph-count="10" meta:word-count="114" meta:character-count="739" meta:non-whitespace-character-count="633"/>
  </office:meta>
</office:document-meta>
</file>